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 table:number-rows-repeated="104782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</table:table>
      <table:named-expressions/>
      <table:database-ranges>
        <table:database-range table:name="__Anonymous_Sheet_DB__0" table:target-range-address="Schreibhand.A1:Schreibhand.C73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.00.0000</text:date>, <text:time style:data-style-name="N2" text:time-value="19:31:52.47573067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1.2$Linux_X86_64 LibreOffice_project/87b77fad49947c1441b67c559c339af8f3517e22</meta:generator>
    <meta:creation-date>2006-09-16T14:57:30</meta:creation-date>
    <dc:date>2021-10-07T19:32:56.389529773</dc:date>
    <meta:editing-cycles>446</meta:editing-cycles>
    <meta:editing-duration>PT19H55M26S</meta:editing-duration>
    <meta:document-statistic meta:table-count="2" meta:cell-count="1792" meta:object-count="0"/>
    <meta:user-defined meta:name="Info 1"/>
    <meta:user-defined meta:name="Info 2"/>
    <meta:user-defined meta:name="Info 3"/>
    <meta:user-defined meta:name="Info 4"/>
  </office:meta>
</office:document-meta>
</file>